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5e406" officeooo:paragraph-rsid="0015e4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conten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7T14:41:27.216545847</meta:creation-date>
    <dc:date>2023-07-27T14:41:30.360369547</dc:date>
    <meta:editing-duration>PT3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7.5.5.2$Linux_X86_64 LibreOffice_project/50$Build-2</meta:generator>
  </office:meta>
</office:document-meta>
</file>